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a9a"/>
    </style:style>
    <style:style style:name="ce3" style:family="table-cell" style:parent-style-name="Default">
      <style:table-cell-properties fo:background-color="#cd5c5c"/>
    </style:style>
    <style:style style:name="ce4" style:family="table-cell" style:parent-style-name="Default">
      <style:table-cell-properties fo:background-color="#40e0d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5"/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ROUND(COS(RADIANS([.E3]))*[.$F$1];5)" office:value-type="float" office:value="0.2" calcext:value-type="float">
            <text:p>0.2</text:p>
          </table:table-cell>
          <table:table-cell table:formula="of:=ROUND(SIN(RADIANS([.E3]))*[.$F$1];5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E3]+30" office:value-type="float" office:value="30" calcext:value-type="float">
            <text:p>30</text:p>
          </table:table-cell>
          <table:table-cell table:formula="of:=ROUND(COS(RADIANS([.E4]))*[.$F$1];5)" office:value-type="float" office:value="0.17321" calcext:value-type="float">
            <text:p>0.17321</text:p>
          </table:table-cell>
          <table:table-cell table:formula="of:=ROUND(SIN(RADIANS([.E4]))*[.$F$1];5)"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4"/>
          <table:table-cell table:formula="of:=[.E4]+30" office:value-type="float" office:value="60" calcext:value-type="float">
            <text:p>60</text:p>
          </table:table-cell>
          <table:table-cell table:formula="of:=ROUND(COS(RADIANS([.E5]))*[.$F$1];5)" office:value-type="float" office:value="0.1" calcext:value-type="float">
            <text:p>0.1</text:p>
          </table:table-cell>
          <table:table-cell table:formula="of:=ROUND(SIN(RADIANS([.E5]))*[.$F$1];5)" office:value-type="float" office:value="0.17321" calcext:value-type="float">
            <text:p>0.17321</text:p>
          </table:table-cell>
          <table:table-cell/>
        </table:table-row>
        <table:table-row table:style-name="ro1">
          <table:table-cell table:number-columns-repeated="4"/>
          <table:table-cell table:style-name="ce1" table:formula="of:=[.E5]+30" office:value-type="float" office:value="90" calcext:value-type="float">
            <text:p>90</text:p>
          </table:table-cell>
          <table:table-cell table:style-name="ce1" table:formula="of:=ROUND(COS(RADIANS([.E6]))*[.$F$1];5)" office:value-type="float" office:value="0" calcext:value-type="float">
            <text:p>0</text:p>
          </table:table-cell>
          <table:table-cell table:style-name="ce1" table:formula="of:=ROUND(SIN(RADIANS([.E6]))*[.$F$1];5)" office:value-type="float" office:value="0.2" calcext:value-type="float">
            <text:p>0.2</text:p>
          </table:table-cell>
          <table:table-cell office:value-type="string" calcext:value-type="string">
            <text:p><text:s/>x</text:p>
          </table:table-cell>
        </table:table-row>
        <table:table-row table:style-name="ro1">
          <table:table-cell table:number-columns-repeated="4"/>
          <table:table-cell table:formula="of:=[.E6]+30" office:value-type="float" office:value="120" calcext:value-type="float">
            <text:p>120</text:p>
          </table:table-cell>
          <table:table-cell table:formula="of:=ROUND(COS(RADIANS([.E7]))*[.$F$1];5)" office:value-type="float" office:value="-0.1" calcext:value-type="float">
            <text:p>-0.1</text:p>
          </table:table-cell>
          <table:table-cell table:formula="of:=ROUND(SIN(RADIANS([.E7]))*[.$F$1];5)" office:value-type="float" office:value="0.17321" calcext:value-type="float">
            <text:p>0.17321</text:p>
          </table:table-cell>
          <table:table-cell/>
        </table:table-row>
        <table:table-row table:style-name="ro1">
          <table:table-cell table:number-columns-repeated="4"/>
          <table:table-cell table:style-name="ce2" table:formula="of:=[.E7]+30" office:value-type="float" office:value="150" calcext:value-type="float">
            <text:p>150</text:p>
          </table:table-cell>
          <table:table-cell table:style-name="ce2" table:formula="of:=ROUND(COS(RADIANS([.E8]))*[.$F$1];5)" office:value-type="float" office:value="-0.17321" calcext:value-type="float">
            <text:p>-0.17321</text:p>
          </table:table-cell>
          <table:table-cell table:style-name="ce2" table:formula="of:=ROUND(SIN(RADIANS([.E8]))*[.$F$1];5)"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4"/>
          <table:table-cell table:formula="of:=[.E8]+30" office:value-type="float" office:value="180" calcext:value-type="float">
            <text:p>180</text:p>
          </table:table-cell>
          <table:table-cell table:formula="of:=ROUND(COS(RADIANS([.E9]))*[.$F$1];5)" office:value-type="float" office:value="-0.2" calcext:value-type="float">
            <text:p>-0.2</text:p>
          </table:table-cell>
          <table:table-cell table:formula="of:=ROUND(SIN(RADIANS([.E9]))*[.$F$1];5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3" table:formula="of:=[.E9]+30" office:value-type="float" office:value="210" calcext:value-type="float">
            <text:p>210</text:p>
          </table:table-cell>
          <table:table-cell table:style-name="ce3" table:formula="of:=ROUND(COS(RADIANS([.E10]))*[.$F$1];5)" office:value-type="float" office:value="-0.17321" calcext:value-type="float">
            <text:p>-0.17321</text:p>
          </table:table-cell>
          <table:table-cell table:style-name="ce3" table:formula="of:=ROUND(SIN(RADIANS([.E10]))*[.$F$1];5)" office:value-type="float" office:value="-0.1" calcext:value-type="float">
            <text:p>-0.1</text:p>
          </table:table-cell>
          <table:table-cell/>
        </table:table-row>
        <table:table-row table:style-name="ro1">
          <table:table-cell table:number-columns-repeated="4"/>
          <table:table-cell table:formula="of:=[.E10]+30" office:value-type="float" office:value="240" calcext:value-type="float">
            <text:p>240</text:p>
          </table:table-cell>
          <table:table-cell table:formula="of:=ROUND(COS(RADIANS([.E11]))*[.$F$1];5)" office:value-type="float" office:value="-0.1" calcext:value-type="float">
            <text:p>-0.1</text:p>
          </table:table-cell>
          <table:table-cell table:formula="of:=ROUND(SIN(RADIANS([.E11]))*[.$F$1];5)" office:value-type="float" office:value="-0.17321" calcext:value-type="float">
            <text:p>-0.17321</text:p>
          </table:table-cell>
          <table:table-cell/>
        </table:table-row>
        <table:table-row table:style-name="ro1">
          <table:table-cell table:number-columns-repeated="4"/>
          <table:table-cell table:style-name="ce4" table:formula="of:=[.E11]+30" office:value-type="float" office:value="270" calcext:value-type="float">
            <text:p>270</text:p>
          </table:table-cell>
          <table:table-cell table:style-name="ce4" table:formula="of:=ROUND(COS(RADIANS([.E12]))*[.$F$1];5)" office:value-type="float" office:value="-0" calcext:value-type="float">
            <text:p>0</text:p>
          </table:table-cell>
          <table:table-cell table:style-name="ce4" table:formula="of:=ROUND(SIN(RADIANS([.E12]))*[.$F$1];5)" office:value-type="float" office:value="-0.2" calcext:value-type="float">
            <text:p>-0.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table:formula="of:=[.E12]+30" office:value-type="float" office:value="300" calcext:value-type="float">
            <text:p>300</text:p>
          </table:table-cell>
          <table:table-cell table:formula="of:=ROUND(COS(RADIANS([.E13]))*[.$F$1];5)" office:value-type="float" office:value="0.1" calcext:value-type="float">
            <text:p>0.1</text:p>
          </table:table-cell>
          <table:table-cell table:formula="of:=ROUND(SIN(RADIANS([.E13]))*[.$F$1];5)" office:value-type="float" office:value="-0.17321" calcext:value-type="float">
            <text:p>-0.17321</text:p>
          </table:table-cell>
          <table:table-cell/>
        </table:table-row>
        <table:table-row table:style-name="ro1">
          <table:table-cell table:number-columns-repeated="4"/>
          <table:table-cell table:formula="of:=[.E13]+30" office:value-type="float" office:value="330" calcext:value-type="float">
            <text:p>330</text:p>
          </table:table-cell>
          <table:table-cell table:formula="of:=ROUND(COS(RADIANS([.E14]))*[.$F$1];5)" office:value-type="float" office:value="0.17321" calcext:value-type="float">
            <text:p>0.17321</text:p>
          </table:table-cell>
          <table:table-cell table:formula="of:=ROUND(SIN(RADIANS([.E14]))*[.$F$1];5)" office:value-type="float" office:value="-0.1" calcext:value-type="float">
            <text:p>-0.1</text:p>
          </table:table-cell>
          <table:table-cell/>
        </table:table-row>
        <table:table-row table:style-name="ro1">
          <table:table-cell table:number-columns-repeated="4"/>
          <table:table-cell table:formula="of:=[.E14]+30" office:value-type="float" office:value="360" calcext:value-type="float">
            <text:p>360</text:p>
          </table:table-cell>
          <table:table-cell table:formula="of:=ROUND(COS(RADIANS([.E15]))*[.$F$1];5)" office:value-type="float" office:value="0.2" calcext:value-type="float">
            <text:p>0.2</text:p>
          </table:table-cell>
          <table:table-cell table:formula="of:=ROUND(SIN(RADIANS([.E15]))*[.$F$1];5)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E15]+30" office:value-type="float" office:value="390" calcext:value-type="float">
            <text:p>390</text:p>
          </table:table-cell>
          <table:table-cell table:formula="of:=ROUND(COS(RADIANS([.E16]))*[.$F$1];5)" office:value-type="float" office:value="0.17321" calcext:value-type="float">
            <text:p>0.17321</text:p>
          </table:table-cell>
          <table:table-cell table:formula="of:=ROUND(SIN(RADIANS([.E16]))*[.$F$1];5)" office:value-type="float" office:value="0.1" calcext:value-type="float">
            <text:p>0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4:57:29.877902071</meta:creation-date>
    <dc:date>2024-11-18T18:38:33.742594227</dc:date>
    <meta:editing-duration>PT3H41M4S</meta:editing-duration>
    <meta:editing-cycles>1</meta:editing-cycles>
    <meta:document-statistic meta:table-count="1" meta:cell-count="47" meta:object-count="0"/>
    <meta:generator>LibreOffice/7.6.2.1$MacOSX_AARCH64 LibreOffice_project/56f7684011345957bbf33a7ee678afaf4d2ba333</meta:generator>
  </office:meta>
</office:document-meta>
</file>